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bb43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6c490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fce16" officeooo:paragraph-rsid="007fce1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14e46" officeooo:paragraph-rsid="00814e4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d5a2e" officeooo:paragraph-rsid="008d5a2e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82538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91477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fce16" officeooo:paragraph-rsid="008d5a2e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6c490c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1477f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91477f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Liberation Serif" fo:font-size="10pt" officeooo:rsid="0078683b" officeooo:paragraph-rsid="00907999" style:font-size-asian="8.75pt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90799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fo:font-style="normal" officeooo:rsid="007fce16" officeooo:paragraph-rsid="006c490c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fo:font-style="normal" officeooo:rsid="007fce16" officeooo:paragraph-rsid="008d5a2e" style:font-size-asian="12pt" style:font-style-asian="normal" style:font-size-complex="12pt" style:font-style-complex="normal"/>
    </style:style>
    <style:style style:name="P19" style:family="paragraph" style:parent-style-name="Table_20_Contents" style:master-page-name="Standard">
      <style:paragraph-properties fo:text-align="start" style:justify-single-word="false" style:page-number="auto" fo:break-before="page"/>
      <style:text-properties style:font-name="Liberation Serif" fo:font-size="14pt" fo:font-weight="bold" officeooo:rsid="008d5a2e" officeooo:paragraph-rsid="008d5a2e" style:font-size-asian="14pt" style:font-weight-asian="bold" style:font-size-complex="14pt" style:font-weight-complex="bold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fce16" officeooo:paragraph-rsid="00814e46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14e46" officeooo:paragraph-rsid="00814e46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2538d" officeooo:paragraph-rsid="008416d2" style:font-size-asian="12pt" style:font-size-complex="12pt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d5a2e"/>
    </style:style>
    <style:style style:name="T2" style:family="text">
      <style:text-properties officeooo:rsid="00330f69"/>
    </style:style>
    <style:style style:name="T3" style:family="text">
      <style:text-properties officeooo:rsid="007e9022"/>
    </style:style>
    <style:style style:name="T4" style:family="text">
      <style:text-properties officeooo:rsid="0083d3f1"/>
    </style:style>
    <style:style style:name="T5" style:family="text">
      <style:text-properties officeooo:rsid="006cf23e"/>
    </style:style>
    <style:style style:name="T6" style:family="text">
      <style:text-properties officeooo:rsid="00814e46"/>
    </style:style>
    <style:style style:name="T7" style:family="text">
      <style:text-properties officeooo:rsid="008416d2"/>
    </style:style>
    <style:style style:name="T8" style:family="text">
      <style:text-properties officeooo:rsid="00871dae"/>
    </style:style>
    <style:style style:name="T9" style:family="text">
      <style:text-properties officeooo:rsid="008a3ada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840c47" style:font-style-asian="normal" style:font-style-complex="normal"/>
    </style:style>
    <style:style style:name="T13" style:family="text">
      <style:text-properties fo:font-style="normal" officeooo:rsid="00433024" style:font-style-asian="normal" style:font-style-complex="normal"/>
    </style:style>
    <style:style style:name="T14" style:family="text">
      <style:text-properties fo:font-style="normal" officeooo:rsid="004259cd" style:font-style-asian="normal" style:font-style-complex="normal"/>
    </style:style>
    <style:style style:name="T15" style:family="text">
      <style:text-properties fo:font-style="normal" officeooo:rsid="00383709" style:font-style-asian="normal" style:font-style-complex="normal"/>
    </style:style>
    <style:style style:name="T16" style:family="text">
      <style:text-properties fo:font-style="normal" officeooo:rsid="003fa25e" style:font-style-asian="normal" style:font-style-complex="normal"/>
    </style:style>
    <style:style style:name="T17" style:family="text">
      <style:text-properties fo:font-style="normal" officeooo:rsid="008a91b8" style:font-style-asian="normal" style:font-style-complex="normal"/>
    </style:style>
    <style:style style:name="T18" style:family="text">
      <style:text-properties fo:font-style="normal" officeooo:rsid="00909af3" style:font-style-asian="normal" style:font-style-complex="normal"/>
    </style:style>
    <style:style style:name="T19" style:family="text">
      <style:text-properties officeooo:rsid="00928207"/>
    </style:style>
    <style:style style:name="T20" style:family="text">
      <style:text-properties officeooo:rsid="00928562"/>
    </style:style>
    <style:style style:name="T21" style:family="text">
      <style:text-properties officeooo:rsid="009420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fgabe</text:p>
      <text:p text:style-name="P8"/>
      <text:p text:style-name="P5">Die folgenden Aufgaben beziehen sich auf die Northwind-Datenbank <text:span text:style-name="T6">von</text:span> w3schools.com.</text:p>
      <text:p text:style-name="P4">Zur Struktur der Datenbank schau in das <text:span text:style-name="T19">Arbeitsblatt zum Einstieg in SQL.</text:span></text:p>
      <text:p text:style-name="P5"/>
      <text:p text:style-name="P11">Hinweis<text:span text:style-name="T9">e</text:span>: das DBMS von w3schools lässt keine FULL OUTER JOINs zu, daher <text:span text:style-name="T9">gibt es hier keine Aufgaben dazu</text:span>. Das Schlüsselwort OUTER kann man bei <text:span text:style-name="T8">L</text:span>eft / <text:span text:style-name="T8">R</text:span>ight Joins weglassen.</text:p>
      <text:p text:style-name="P18"/>
      <text:p text:style-name="P12"><text:span text:style-name="T3">Entwickle die</text:span> SELECT-<text:span text:style-name="T20">Abfragen</text:span> <text:span text:style-name="T6">mit LEFT / RIGHT JOINs </text:span>zu den folgenden <text:span text:style-name="T21">Aufgabenstellungen</text:span><text:span text:style-name="T6">.</text:span></text:p>
      <text:p text:style-name="P13">Probiere die Befehle aus unter </text:p>
      <text:p text:style-name="P13">h<text:span text:style-name="T5">ttps://www.w3schools.com/sql/trysql.asp?filename=trysql_select_all</text:span></text:p>
      <text:p text:style-name="P13"/>
      <text:p text:style-name="P10"><text:span text:style-name="T11">Kopiere </text:span><text:span text:style-name="T17">die Aufgabenstellungen und </text:span><text:span text:style-name="T11">deine </text:span><text:span text:style-name="T18">Lösungen</text:span><text:span text:style-name="T11"> </text:span><text:span text:style-name="T17">in ein Textdokument</text:span><text:span text:style-name="T11">, damit du sie später zum Lernen zur Verfügung hast.</text:span></text:p>
      <text:p text:style-name="P14"/>
      <text:p text:style-name="P17"/>
      <text:list xml:id="list2083017795" text:style-name="L1">
        <text:list-item>
          <text:p text:style-name="P20">Liste alle Kunden (namentlich) zusammen mit deren Bestellungen auf.</text:p>
        </text:list-item>
      </text:list>
      <text:p text:style-name="P6"/>
      <text:list xml:id="list131260564570614" text:continue-numbering="true" text:style-name="L1">
        <text:list-item>
          <text:p text:style-name="P21">Welche Kunden haben <text:span text:style-name="T7">bisher noch </text:span>keine Bestellung getätigt?</text:p>
        </text:list-item>
      </text:list>
      <text:p text:style-name="P7"/>
      <text:list xml:id="list131259697801585" text:continue-numbering="true" text:style-name="L1">
        <text:list-item>
          <text:p text:style-name="P22">Welche Mitarbeiter haben <text:span text:style-name="T7">noch nie eine</text:span> Bestellung bearbeitet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5"><draw:frame text:anchor-type="paragraph" draw:z-index="0" draw:name="Form1" draw:style-name="gr1" draw:text-style-name="P23" svg:width="1.795cm" svg:height="0.63cm" svg:x="15.217cm" svg:y="0.18cm"><draw:image xlink:href="Pictures/10000000000000580000001F84D8045FF773DCF2.png" xlink:type="simple" xlink:show="embed" xlink:actuate="onLoad" draw:mime-type="image/png"><text:p/></draw:image></draw:frame></text:p>
      <text:p text:style-name="P16"><text:span text:style-name="T10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4">Ju</text:span><text:span text:style-name="T15">l</text:span><text:span text:style-name="T14">i</text:span><text:span text:style-name="T1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d5a2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2520053984">
            <table:table-cell table:style-name="Tabelle1.A1" office:value-type="string">
              <text:p text:style-name="MP1">SQL <text:span text:style-name="MT1">Outer Join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2:59.250000000</dc:date>
    <meta:editing-duration>PT9H42M47S</meta:editing-duration>
    <meta:editing-cycles>101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4" meta:word-count="132" meta:character-count="959" meta:non-whitespace-character-count="841"/>
  </office:meta>
</office:document-meta>
</file>